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1d6" officeooo:paragraph-rsid="0009e1d6"/>
    </style:style>
    <style:style style:name="P2" style:family="paragraph" style:parent-style-name="Standard">
      <style:text-properties officeooo:paragraph-rsid="0009e1d6"/>
    </style:style>
    <style:style style:name="T1" style:family="text">
      <style:text-properties officeooo:rsid="0009e1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áctica OpenWeatherMap</text:h>
      <text:p text:style-name="P1"/>
      <text:p text:style-name="P2"><text:span text:style-name="T1">API Key: </text:span>7dcc6bb908fc23a49ee9184422cc7cfd</text:p>
      <text:p text:style-name="P1"/>
      <text:p text:style-name="P1">Berlín: 52.5544694722071, 13.452248258770222</text:p>
      <text:p text:style-name="P1"/>
      <text:p text:style-name="P1"><text:span text:style-name="Source_20_Text">api.openweathermap.org/data/2.5/forecast?lat=52.5544694722071&amp;lon=13.452248258770222&amp;appid=7dcc6bb908fc23a49ee9184422cc7cfd</text:span></text:p>
      <text:p text:style-name="P1"><text:span text:style-name="Source_20_Text"/></text:p>
      <text:p text:style-name="P1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9:44:55.059924264</meta:creation-date>
    <dc:date>2025-04-14T20:01:37.129737869</dc:date>
    <meta:editing-duration>PT6M30S</meta:editing-duration>
    <meta:editing-cycles>1</meta:editing-cycles>
    <meta:document-statistic meta:table-count="0" meta:image-count="0" meta:object-count="0" meta:page-count="1" meta:paragraph-count="4" meta:word-count="9" meta:character-count="231" meta:non-whitespace-character-count="226"/>
    <meta:generator>LibreOffice/24.2.7.2$Linux_X86_64 LibreOffice_project/420$Build-2</meta:generator>
  </office:meta>
</office:document-meta>
</file>